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ARGAS CHUQUIYAURIE CELIA LUZMIL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7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ARGAS CHUQUIYAURIE CELIA LUZMIL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5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8/07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7T23:54:5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